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fo:language="cs" fo:country="CZ" style:font-size-asian="12pt" style:font-name-complex="Times New Roman1"/>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style>
    <style:style style:name="P5"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6" style:family="paragraph" style:parent-style-name="Standard">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7"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8"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9" style:family="paragraph" style:parent-style-name="Standard">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text-properties fo:color="#000000" style:font-name="Times New Roman" fo:font-size="12pt" fo:language="en" fo:country="US" style:text-underline-style="none" style:font-size-asian="12pt" style:font-name-complex="Times New Roman1"/>
    </style:style>
    <style:style style:name="P10"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text-position="0% 100%" style:font-name="Times New Roman" fo:font-size="12pt" style:font-size-asian="12pt" style:font-name-complex="Times New Roman1"/>
    </style:style>
    <style:style style:name="P11" style:family="paragraph" style:parent-style-name="Standard">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style>
    <style:style style:name="P12" style:family="paragraph" style:parent-style-name="Standard">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13" style:family="paragraph" style:parent-style-name="Standard" style:master-page-name="Standard">
      <style:paragraph-properties fo:margin-left="0cm" fo:margin-right="0cm" fo:text-align="center" style:justify-single-word="false" fo:text-indent="0cm" style:auto-text-indent="false" style:page-number="auto"/>
      <style:text-properties style:font-name="Arial1" fo:font-size="16pt" fo:font-weight="bold" style:font-size-asian="16pt" style:font-weight-asian="bold" style:font-name-complex="Arial2"/>
    </style:style>
    <style:style style:name="P14" style:family="paragraph" style:parent-style-name="Standard">
      <style:paragraph-properties fo:margin-left="0cm" fo:margin-right="0cm" fo:text-align="center" style:justify-single-word="false" fo:text-indent="0cm" style:auto-text-indent="false"/>
      <style:text-properties fo:font-size="20pt" fo:font-weight="bold" style:font-size-asian="20pt" style:font-weight-asian="bold"/>
    </style:style>
    <style:style style:name="P15" style:family="paragraph" style:parent-style-name="Standard">
      <style:paragraph-properties fo:margin-left="0cm" fo:margin-right="0cm" fo:text-align="center" style:justify-single-word="false" fo:text-indent="0cm" style:auto-text-indent="false"/>
      <style:text-properties fo:font-size="20pt" fo:language="cs" fo:country="CZ" style:font-size-asian="20pt"/>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17"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18" style:family="paragraph" style:parent-style-name="Standard" style:list-style-name="L3">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19" style:family="paragraph" style:parent-style-name="Standard" style:list-style-name="L4">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0" style:family="paragraph" style:parent-style-name="Standard" style:list-style-name="L5">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1" style:family="paragraph" style:parent-style-name="Standard" style:list-style-name="L6">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2" style:family="paragraph" style:parent-style-name="Standard" style:list-style-name="L7">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3" style:family="paragraph" style:parent-style-name="Standard" style:list-style-name="L8">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4" style:family="paragraph" style:parent-style-name="Standard" style:list-style-name="L9">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5" style:family="paragraph" style:parent-style-name="Standard" style:list-style-name="L10">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6" style:family="paragraph" style:parent-style-name="Standard" style:list-style-name="L11">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7" style:family="paragraph" style:parent-style-name="Standard" style:list-style-name="L12">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8" style:family="paragraph" style:parent-style-name="Standard" style:list-style-name="L13">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9" style:family="paragraph" style:parent-style-name="Standard">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30" style:family="paragraph" style:parent-style-name="Standard" style:list-style-name="L7">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31"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32"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language="cs" fo:country="CZ" fo:font-style="normal" fo:font-weight="normal" style:font-size-asian="12pt" style:font-weight-asian="normal" style:font-name-complex="Times New Roman1"/>
    </style:style>
    <style:style style:name="P33" style:family="paragraph" style:parent-style-name="Standard">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text-properties fo:color="#000000" style:font-name="Times New Roman" fo:font-size="12pt" fo:language="en" fo:country="US" fo:font-weight="normal" style:font-size-asian="12pt" style:font-weight-asian="normal" style:font-name-complex="Times New Roman1"/>
    </style:style>
    <style:style style:name="P34" style:family="paragraph" style:parent-style-name="Standard">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text-properties style:text-position="0% 100%" style:font-name="Times New Roman" fo:font-size="12pt" fo:language="cs" fo:country="CZ" style:font-size-asian="12pt" style:font-name-complex="Times New Roman1"/>
    </style:style>
    <style:style style:name="P35" style:family="paragraph" style:parent-style-name="Standard">
      <style:text-properties style:font-name="Times New Roman" fo:font-size="12pt" fo:language="cs" fo:country="CZ" style:font-size-asian="12pt" style:font-name-complex="Times New Roman1"/>
    </style:style>
    <style:style style:name="P36" style:family="paragraph" style:parent-style-name="Standard" style:list-style-name="L1">
      <style:text-properties style:font-name="Times New Roman" fo:font-size="12pt" fo:language="cs" fo:country="CZ" style:font-size-asian="12pt" style:font-name-complex="Times New Roman1"/>
    </style:style>
    <style:style style:name="P37" style:family="paragraph" style:parent-style-name="Standard" style:list-style-name="L2">
      <style:text-properties style:font-name="Times New Roman" fo:font-size="12pt" fo:language="cs" fo:country="CZ" style:font-size-asian="12pt" style:font-name-complex="Times New Roman1"/>
    </style:style>
    <style:style style:name="P38" style:family="paragraph" style:parent-style-name="Standard">
      <style:paragraph-properties fo:text-align="justify" style:justify-single-word="false"/>
      <style:text-properties style:font-name="Times New Roman" fo:font-size="12pt" fo:language="cs" fo:country="CZ" style:font-size-asian="12pt" style:font-name-complex="Times New Roman1"/>
    </style:style>
    <style:style style:name="T1" style:family="text">
      <style:text-properties style:font-name="Arial1" fo:font-size="16pt" fo:font-weight="bold" style:font-size-asian="16pt" style:font-weight-asian="bold" style:font-name-complex="Arial2"/>
    </style:style>
    <style:style style:name="T2" style:family="text">
      <style:text-properties fo:font-size="16pt" fo:font-weight="bold" style:font-size-asian="16pt" style:font-weight-asian="bold"/>
    </style:style>
    <style:style style:name="T3" style:family="text">
      <style:text-properties fo:font-size="20pt" fo:language="cs" fo:country="CZ" style:font-size-asian="20pt"/>
    </style:style>
    <style:style style:name="T4" style:family="text">
      <style:text-properties fo:language="cs" fo:country="CZ"/>
    </style:style>
    <style:style style:name="T5" style:family="text">
      <style:text-properties fo:font-size="18pt" style:font-size-asian="18pt"/>
    </style:style>
    <style:style style:name="T6" style:family="text">
      <style:text-properties fo:font-size="18pt" fo:language="cs" fo:country="CZ" style:font-size-asian="18pt"/>
    </style:style>
    <style:style style:name="T7" style:family="text">
      <style:text-properties style:font-name="Times New Roman" fo:font-size="12pt" style:font-size-asian="12pt" style:font-name-complex="Times New Roman1"/>
    </style:style>
    <style:style style:name="T8" style:family="text">
      <style:text-properties style:font-name="Times New Roman" fo:font-size="12pt" fo:language="cs" fo:country="CZ" style:font-size-asian="12pt" style:font-name-complex="Times New Roman1"/>
    </style:style>
    <style:style style:name="T9" style:family="text">
      <style:text-properties style:font-name="Times New Roman" fo:font-size="12pt" fo:language="cs" fo:country="CZ" fo:font-style="italic" style:font-size-asian="12pt" style:font-style-asian="italic" style:font-name-complex="Times New Roman1"/>
    </style:style>
    <style:style style:name="T10" style:family="text">
      <style:text-properties fo:color="#000000" style:font-name="Times New Roman" fo:font-size="12pt" fo:language="en" fo:country="US" style:font-size-asian="12pt" style:font-name-complex="Times New Roman1"/>
    </style:style>
    <style:style style:name="T11" style:family="text">
      <style:text-properties fo:color="#000000" style:font-name="Times New Roman" fo:font-size="12pt" fo:language="en" fo:country="US" fo:font-weight="normal" style:font-size-asian="12pt" style:font-weight-asian="normal" style:font-name-complex="Times New Roman1"/>
    </style:style>
    <style:style style:name="T12" style:family="text">
      <style:text-properties fo:color="#000000" style:font-name="Times New Roman" fo:font-size="12pt" fo:language="en" fo:country="US" style:text-underline-style="none" style:font-size-asian="12pt" style:font-name-complex="Times New Roman1"/>
    </style:style>
    <style:style style:name="T13" style:family="text">
      <style:text-properties fo:color="#000000" style:font-name="Times New Roman" fo:font-size="12pt" fo:language="en" fo:country="US" fo:font-style="normal" style:font-size-asian="12pt" style:font-style-asian="normal" style:font-name-complex="Times New Roman1"/>
    </style:style>
    <style:style style:name="T14" style:family="text">
      <style:text-properties fo:color="#000000" style:font-name="Times New Roman" fo:font-size="12pt" fo:language="cs" fo:country="CZ" style:font-size-asian="12pt" style:font-name-complex="Times New Roman1"/>
    </style:style>
    <style:style style:name="T15" style:family="text">
      <style:text-properties fo:color="#000000" style:font-name="Times New Roman" fo:font-size="12pt" fo:language="cs" fo:country="CZ" fo:font-weight="normal" style:font-size-asian="12pt" style:font-weight-asian="normal" style:font-name-complex="Times New Roman1"/>
    </style:style>
    <style:style style:name="T16" style:family="text">
      <style:text-properties fo:color="#000000" style:font-name="Times New Roman" fo:font-size="12pt" fo:language="cs" fo:country="CZ" style:text-underline-style="none" style:font-size-asian="12pt" style:font-name-complex="Times New Roman1"/>
    </style:style>
    <style:style style:name="T17" style:family="text">
      <style:text-properties fo:color="#000000" style:font-name="Times New Roman" fo:font-size="12pt" fo:language="cs" fo:country="CZ" fo:font-style="normal" style:font-size-asian="12pt" style:font-style-asian="normal" style:font-name-complex="Times New Roman1"/>
    </style:style>
    <style:style style:name="T18" style:family="text">
      <style:text-properties fo:color="#000000" style:font-name="Times New Roman" fo:font-size="12pt" fo:language="cs" fo:country="CZ" fo:font-weight="bold" style:font-size-asian="12pt" style:font-weight-asian="bold" style:font-name-complex="Times New Roman1" style:font-weight-complex="bold"/>
    </style:style>
    <style:style style:name="T19" style:family="text">
      <style:text-properties fo:color="#000000" style:text-position="super 58%" style:font-name="Times New Roman" fo:font-size="12pt" fo:language="cs" fo:country="CZ" fo:font-weight="normal" style:font-size-asian="12pt" style:font-weight-asian="normal" style:font-name-complex="Times New Roman1"/>
    </style:style>
    <style:style style:name="T20" style:family="text">
      <style:text-properties fo:color="#000000" style:text-position="0% 100%" style:font-name="Times New Roman" fo:font-size="12pt" fo:language="cs" fo:country="CZ" fo:font-weight="normal" style:font-size-asian="12pt" style:font-weight-asian="normal" style:font-name-complex="Times New Roman1"/>
    </style:style>
    <style:style style:name="T21" style:family="text">
      <style:text-properties fo:color="#000000" style:text-position="0% 100%" style:font-name="Times New Roman" fo:font-size="12pt" fo:language="cs" fo:country="CZ" fo:font-weight="bold" style:font-size-asian="12pt" style:font-weight-asian="bold" style:font-name-complex="Times New Roman1"/>
    </style:style>
    <style:style style:name="T22" style:family="text">
      <style:text-properties fo:color="#000000" style:text-position="sub 58%" style:font-name="Times New Roman" fo:font-size="12pt" fo:language="cs" fo:country="CZ" fo:font-weight="bold" style:font-size-asian="12pt" style:font-weight-asian="bold" style:font-name-complex="Times New Roman1"/>
    </style:style>
    <style:style style:name="T23" style:family="text">
      <style:text-properties style:text-position="0% 100%" style:font-name="Times New Roman" fo:font-size="12pt" fo:language="cs" fo:country="CZ" style:font-size-asian="12pt" style:font-name-complex="Times New Roman1"/>
    </style:style>
    <style:style style:name="T24" style:family="text">
      <style:text-properties style:text-position="sub 58%" style:font-name="Times New Roman" fo:font-size="12pt" fo:language="cs" fo:country="CZ" style:font-size-asian="12pt" style:font-name-complex="Times New Roman1"/>
    </style:style>
    <style:style style:name="T25" style:family="text">
      <style:text-properties fo:font-variant="normal" fo:text-transform="none" fo:color="#000000" style:font-name="Times New Roman" fo:font-size="12pt" fo:letter-spacing="normal" fo:language="cs" fo:country="CZ" fo:font-style="normal" fo:font-weight="normal" style:font-size-asian="12pt" style:font-weight-asian="normal" style:font-name-complex="Times New Roman1"/>
    </style:style>
    <style:style style:name="T26" style:family="text">
      <style:text-properties fo:font-variant="normal" fo:text-transform="none" fo:color="#000000" style:font-name="Times New Roman" fo:font-size="12pt" fo:letter-spacing="normal" fo:language="cs" fo:country="CZ" fo:font-style="normal" fo:font-weight="normal" style:font-size-asian="12pt" style:font-name-complex="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Vyšší odborná škola a Střední průmyslová škola elektrotechnická Olomouc,</text:p>
      <text:p text:style-name="P3"><text:span text:style-name="T1">Božetěchova</text:span><text:span text:style-name="T2"> </text:span><text:span text:style-name="T1">3</text:span><text:line-break/></text:p>
      <text:p text:style-name="P3"/>
      <text:p text:style-name="P3"/>
      <text:p text:style-name="P3"/>
      <text:p text:style-name="P3"/>
      <text:p text:style-name="P3"/>
      <text:p text:style-name="P3"/>
      <text:p text:style-name="P3"/>
      <text:p text:style-name="P14">PRAKTICKÁ ZKOUŠKA Z ODBORNÝCH PŘEDMĚTŮ</text:p>
      <text:p text:style-name="P3"><text:span text:style-name="T3">Fytotron</text:span><text:line-break/><text:span text:style-name="T3">-</text:span></text:p>
      <text:p text:style-name="P15">Vnitřní mini zahrádka pro pěstování bylinek</text:p>
      <text:p text:style-name="P3"/>
      <text:p text:style-name="P3"/>
      <text:p text:style-name="P3"/>
      <text:p text:style-name="P3"/>
      <text:p text:style-name="P3"/>
      <text:p text:style-name="P3"/>
      <text:p text:style-name="P3"/>
      <text:p text:style-name="P3"/>
      <text:p text:style-name="P3"/>
      <text:p text:style-name="P2"><text:soft-page-break/><text:span text:style-name="T5">201</text:span><text:span text:style-name="T6">8</text:span><text:span text:style-name="T5"> <text:s text:c="69"/></text:span><text:span text:style-name="T6">Šimon Hartmann</text:span></text:p>
      <text:p text:style-name="P2">Prohlašuji, že jsem praktickou zkoušku z odborných předmětů vypracoval samostatně a všechny prameny jsem uvedl v seznamu použité literatury.</text:p>
      <text:p text:style-name="P2"/>
      <text:p text:style-name="P2"/>
      <text:p text:style-name="P2"><text:tab/><text:tab/><text:tab/><text:tab/><text:tab/><text:tab/><text:tab/><text:tab/>……………………………</text:p>
      <text:p text:style-name="P2"><text:tab/><text:tab/><text:tab/><text:tab/><text:tab/><text:tab/><text:tab/><text:tab/>jméno a příjmení studenta</text:p>
      <text:p text:style-name="P2"/>
      <text:p text:style-name="P2">Chtěl bych vyslovit poděkování panu <text:span text:style-name="T4">Marku Nožkovi</text:span> za odborné konzultace a poskytnuté informace.</text:p>
      <text:p text:style-name="P2"/>
      <text:p text:style-name="P2"/>
      <text:p text:style-name="P2"><text:tab/><text:tab/><text:tab/><text:tab/><text:tab/><text:tab/><text:tab/><text:tab/>……………………………</text:p>
      <text:p text:style-name="P2"><text:tab/><text:tab/><text:tab/><text:tab/><text:tab/><text:tab/><text:tab/><text:tab/>jméno a příjmení studenta</text:p>
      <text:p text:style-name="P2"/>
      <text:p text:style-name="P2">Prohlašuji, že nemám námitek proti půjčování nebo zveřejňování mé práce nebo její části se souhlasem školy.</text:p>
      <text:p text:style-name="P2"/>
      <text:p text:style-name="P2"/>
      <text:p text:style-name="P2"><text:tab/><text:tab/><text:tab/><text:tab/><text:tab/><text:tab/><text:tab/><text:tab/>……………………………</text:p>
      <text:p text:style-name="P2"><text:tab/><text:tab/><text:tab/><text:tab/><text:tab/><text:tab/><text:tab/><text:tab/>jméno a příjmení studenta</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8086189930392064563" text:style-name="L1">
        <text:list-item>
          <text:p text:style-name="P36"><text:soft-page-break/>Teoretický úvod</text:p>
        </text:list-item>
      </text:list>
      <text:p text:style-name="P1"/>
      <text:list xml:id="list5708447847018813597" text:style-name="L2">
        <text:list-item>
          <text:list>
            <text:list-item>
              <text:p text:style-name="P37">– Fytotron</text:p>
            </text:list-item>
          </text:list>
        </text:list-item>
      </text:list>
      <text:p text:style-name="P1"/>
      <text:p text:style-name="P38">Fytotron(z řečtiny fyto - rostlina, tron- složité zařízení) v překladu "Klimatická komora" je zařízení k pěstování rostlin za kontrolovaných a programově regulovatelný vnějších podmínek ,zejména tedy <text:s/>teploty, vlhkosti a světla. Používá se ke studování působení vnějších vlivů na růst rostlin. Jedná se o produkt dvou vědeckých odvětví a to botaniky a fyziologie rostlin. <text:s/>**dopsat<text:tab/></text:p>
      <text:p text:style-name="P4"><text:span text:style-name="T8">První fytotron byl postaven pod vedením </text:span><text:span text:style-name="T11">Frits</text:span><text:span text:style-name="T15">a</text:span><text:span text:style-name="T11"> Warmolt</text:span><text:span text:style-name="T15">a</text:span><text:span text:style-name="T11"> Went</text:span><text:span text:style-name="T15">a,</text:span><text:span text:style-name="T11"> </text:span><text:span text:style-name="T15">nizozemského biologa,</text:span><text:span text:style-name="T14"> v Technologickém institutu v Kalifornii ( Caltech ) v roce 1949. <text:s/>F. W. Went ( 18. Května 1903 - 1. Května 1990 ) studoval na Univerzitě v Utrechtu. Jako disertační práci si vybral působení hormonu Auxin <text:s/>na rostliny a v roce 1928 demonstroval jeho přítomnost v rostlinách. Od roku 1927 do roku 1933 pracoval jako pracoval Went jako rostlinný patolog ve výzkumných laboratořích Královské botanické zahrady v Buitenzorg, Holandské východní Indie. <text:s/>Poté přijal místo na Caltech v Pasadeně v Kalifornii ,kde jako první studoval hormony v rostlinách. Sehrál důležitou roli při vývoji syntetických rostlinných hormonů, které se pak staly základem pro většinu zemědělského chemického průmyslu.</text:span></text:p>
      <text:p text:style-name="P6"/>
      <text:p text:style-name="P16">Fytotrony se v současnosti používají stále častěji. Novinkou je „Vertikální pěstování“. Místo pěstování rostlin na rozlehlých polích, které zabýrají mnoho místa, jsou rostliny pěstovány v policích, které se skládaji jedna na druhou. Tímto stylem je možné vypěstovat velké monžství rostlin na docela malém prostoru. Tato metoda se dá přirovnat ke stavění výškových domů. Díky stále více se rozmáhající technologii LED světel je výstavba takovýchto zařízení výrazně levnější, než tomu bylo v minulích letech. V minulosti se používaly sodíkové výbojky, které produkovaly celospektrální záření. Bylo to ovšem mnohlem více energeticky náročné, produkovaly velké množství tepla a výroba značně prodražovala celkovou cenu. Také se ukázalo, že používání světel , které produkují celé spektrum je zbytečné. Rostliny jsou totiž citlivé hlavně na červené a modré spektrum. A proto s nástupem LED bylo možné zaměřit se hlavně na spektum, které rostliny doopravdy potčebují. LED světla spotřebovávaji mnohem méně energie, neprodukují tolik tepla a jejich výroba v <text:s/>je porvonání s výbojkami, vcelku levná. Proto se v dnešní době používají stále víc a jejich upatnění stále roste. V současnosti existují dvě největší firmy, které využívají vertikální pěstování v kombinaci s LED osvětlením a to Growing Underground a AeroFarms. První, Growing Underground je anglická firma, která sídlí v Londíně ve starém bombovém kritu. Druhou je <text:s/>AeroFarms americká firma, sídlící v New Yorku. Ta používá velké skladištní budovy, ve kterých jsou rostliny naskládane v policích vysokých až 11m. Pečlivě také kontorlují a upravují vněší podmínky, výživu a osvětlení. Vertiklání pěstovaní je ovšem stále v dnešní době dražší než konvenční pěstování plodin na poli, levné sluneční světlo zatím stále vítězí nad <text:soft-page-break/>umělými zdroji světla, ale s postupním nárůstém tohoto trendu je možné očekávát že za pár let by vertikální pěstování mohlo zcela osamostatnit větším města od dovozu čerstvích plodin z venkova. Douležitou věcí, kterou je třeba vspomenout je také fakt, že vertikální pěstování spotřebovává o 70% méně vody než klasické pěstování a se správnou technologií je možné tuto spořebu ještě zredukovat. <text:s text:c="2"/></text:p>
      <text:p text:style-name="P6"/>
      <text:p text:style-name="P6"><text:s/></text:p>
      <text:list xml:id="list6347349214901159579" text:style-name="L3">
        <text:list-item>
          <text:list>
            <text:list-item>
              <text:p text:style-name="P18">– Arduino</text:p>
              <text:p text:style-name="P18"/>
            </text:list-item>
          </text:list>
        </text:list-item>
      </text:list>
      <text:p text:style-name="P8"/>
      <text:p text:style-name="P4"><text:span text:style-name="T8">V informatice jde o název pro malý jednodeskový počítač s </text:span><text:span text:style-name="T12">mikrokontrolery ATmega od firmy Atmel. </text:span><text:span text:style-name="T16">Je navrženo tak aby práce s ním byla jednoduchá a snaží se podpořit výuku informatiky na školách, tím že si na něm studenti mohou vyzkoušet, jak pomocí počítače řídit některá zařízení ( mrazák, mikrovlnná trouba, fytotron, atd. ). Arduino není navrženo jako běžný stolní počítač na rozdíl od Raspberry Pi, takže se k němu nedá jednoduše připojit klávesnice nebo monitor, ale je připraveno pro připojení LED diod, displeje z tekutých krystalu, senzorů nebo servomotorů.</text:span></text:p>
      <text:p text:style-name="P9"/>
      <text:p text:style-name="P4"><text:span text:style-name="T16">Projekt Arduino vznikl v roce 2005 v Itálii ve městě Ivrea. Zakladateli byli </text:span><text:span text:style-name="T13">Massimo Banzi a David Cuartielles</text:span><text:span text:style-name="T17">, kteří svůj projekt pojmenovali podle Arduina Iverského, historicky významné postavy města</text:span><text:span text:style-name="T16">.Cílem bylo vytvořit jednoduchou </text:span><text:span text:style-name="T10">prototypovací platformu pro studenty, která umožní rychlý vývoj a jednoduché používání. Projekt zaznamenal velký úspěch</text:span><text:span text:style-name="T14">. Začali vznikat nové verze a do únoru 2010 se prodalo více jak 120 tisíc kusů. </text:span><text:span text:style-name="T10">Projekt Arduino získal ocenění v kategorii digitálních komunit na Prix Ars Electronica 2006</text:span><text:span text:style-name="T14">.</text:span><text:span text:style-name="T10"> </text:span></text:p>
      <text:p text:style-name="P4"><text:span text:style-name="T14"><text:s/></text:span><text:span text:style-name="T10"><text:s/></text:span></text:p>
      <text:p text:style-name="P9"/>
      <text:p text:style-name="P4"><text:span text:style-name="T16">Pro svoje potřeby jsem si vybral Arduino Mega2560, které ma 54 digitálních I/0 pinů, 16 analogových I/0 pinů a rozměry </text:span><text:span text:style-name="T10">101.6mm x 53.3mm</text:span><text:span text:style-name="T14">. K Arduinu jsem připojil </text:span><text:span text:style-name="T10">LCD Keypad Shield </text:span><text:span text:style-name="T14">s 6 tlačítky, který zajistí vizualizaci některých výstupních dat. </text:span><text:span text:style-name="T10">LCD Keypad Shield </text:span><text:span text:style-name="T14">je vcelku rozměrný a na Arduinu Mega si zabral více jak polovinu pinů. Jako další jsem připojil RTC modul, který zajišťuje reálný čas, senzor teploty a vlhkosti DHT 11 a relé, které slouží k zapínání a vypínání LED pásků. Celý systém je napájený 12V DC zdrojem z počítače.</text:span></text:p>
      <text:p text:style-name="P7"/>
      <text:p text:style-name="P7"/>
      <text:list xml:id="list37715550345767823" text:style-name="L4">
        <text:list-item>
          <text:list>
            <text:list-item>
              <text:p text:style-name="P19">– Programování</text:p>
              <text:p text:style-name="P19"/>
            </text:list-item>
          </text:list>
        </text:list-item>
      </text:list>
      <text:p text:style-name="P7"/>
      <text:p text:style-name="P5"><text:span text:style-name="T8">Pro programování Arduina je vyvinuto jednoduché programovací prostředí, ve kterém zvládnou naprogramovat jednoduché programy i úplní nováčci, </text:span><text:span text:style-name="T9">Arduino</text:span><text:span text:style-name="T8"> IDE</text:span><text:span text:style-name="T26">(integrated development enviroment = integrované vývojové prostředí) </text:span><text:span text:style-name="T8"> . </text:span><text:span text:style-name="T9">Arduino</text:span><text:span text:style-name="T8"> je otevřená open-source,multiplatforma a na internetu lze jednoduše najít zdrojové kódy od uživatelů. Programy jsou psané v jazyce Writing, který navazuje na jazyk C.</text:span></text:p>
      <text:p text:style-name="P7"/>
      <text:p text:style-name="P8">Jazyk Writing má dvě hlavní funkce:</text:p>
      <text:p text:style-name="P7"><text:soft-page-break/></text:p>
      <text:p text:style-name="P8">- Setup() - Funkce, která se zavolá při každém spuštěním nebo při stisknutí tlačítka Restart</text:p>
      <text:p text:style-name="P5"><text:span text:style-name="T7"><text:tab/> <text:s text:c="2"/></text:span><text:span text:style-name="T8">- Slouží k nastavení pinů, proměnný, knihoven, atd.</text:span></text:p>
      <text:p text:style-name="P8"/>
      <text:p text:style-name="P8">- Loop() - Funkce, která se opakuje stále dokola</text:p>
      <text:p text:style-name="P5"><text:span text:style-name="T7"><text:tab/> <text:s text:c="2"/></text:span><text:span text:style-name="T8">- Umožňuje tak reagovat na různé proměnlivé podněty</text:span></text:p>
      <text:p text:style-name="P5"><text:span text:style-name="T7"><text:tab/> <text:s text:c="2"/></text:span><text:span text:style-name="T8">- Zapisuje se do něj většina <text:s/>logického kódu</text:span></text:p>
      <text:p text:style-name="P7"/>
      <text:p text:style-name="P8">Jak funkce Setup() tak funkce Loop() musí být zakončena složenými závorkami {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91475450665321245" text:style-name="L5">
        <text:list-item>
          <text:p text:style-name="P20">Návrh</text:p>
          <text:p text:style-name="P20"/>
        </text:list-item>
      </text:list>
      <text:list xml:id="list3625670992487466671" text:style-name="L6">
        <text:list-item>
          <text:list>
            <text:list-item>
              <text:p text:style-name="P21">– Výpočty</text:p>
              <text:p text:style-name="P21"/>
            </text:list-item>
          </text:list>
        </text:list-item>
      </text:list>
      <text:p text:style-name="P8">Vztah člověka a rostliny ke světlu je už na samém počátku jejich existence výrazně odlišný. Pro člověka je světlo spíše psychologickým činitelem, kdy teplota světla, jeho intenzita, dynamika <text:s/>ovlivňují jeho bdělost, nálady a pracovní výkon . U rostlin je přítomnost světla a jeho kvalita mnohem zásadnější a má přímou souvislost s jejich fyzickým životem a kvalitním růstem. Zaměříme-li se na proces fotosyntézy (z řeckých slov fótos – světlo a synthesis – sjednocení, skládání), dospějeme k závěru, že světlo hraje v životě rostliny jednu ze zásadních podmínek.</text:p>
      <text:p text:style-name="P7"/>
      <text:p text:style-name="P5"><text:span text:style-name="T23">6CO</text:span><text:span text:style-name="T24">2</text:span><text:span text:style-name="T23"> + 12H</text:span><text:span text:style-name="T24">2</text:span><text:span text:style-name="T23">O + světlo =&gt; C</text:span><text:span text:style-name="T24">6</text:span><text:span text:style-name="T23">H</text:span><text:span text:style-name="T24">12</text:span><text:span text:style-name="T23">O</text:span><text:span text:style-name="T24">6</text:span><text:span text:style-name="T23"> + 6O</text:span><text:span text:style-name="T24">2</text:span><text:span text:style-name="T23"> + 6H</text:span><text:span text:style-name="T24">2</text:span><text:span text:style-name="T23">O</text:span></text:p>
      <text:p text:style-name="P7"/>
      <text:p text:style-name="P8">Jelikož proces fotosyntézy probíhá ve dvou fázích je stejně jako dostatek světla důležitá i část temná. V první fázi, kdy na rostlinu dopadá světlo, dochází ke štěpení molekul vody</text:p>
      <text:p text:style-name="P8"/>
      <text:p text:style-name="P5"><text:span text:style-name="T8">12H</text:span><text:span text:style-name="T24">2</text:span><text:span text:style-name="T23">O + světlo =&gt; 12H</text:span><text:span text:style-name="T24">2</text:span><text:span text:style-name="T23"> + 6O</text:span><text:span text:style-name="T24">2</text:span></text:p>
      <text:p text:style-name="P8"/>
      <text:p text:style-name="P8"><text:soft-page-break/>za vzniku vzdušného kyslíku a molekul vodíku, jenž je následně v temné fázi zužitkován na stavbu jednoduchého cukru, tedy glukózy, uložené ve vnitřní struktuře rostliny. Chemická rovnice fotosyntézy v temné fázi potom přejde do tvaru</text:p>
      <text:p text:style-name="P8"/>
      <text:p text:style-name="P5"><text:span text:style-name="T8">6CO</text:span><text:span text:style-name="T24">2</text:span><text:span text:style-name="T23"> + 12H</text:span><text:span text:style-name="T24">2</text:span><text:span text:style-name="T23"> =&gt;</text:span><text:span text:style-name="T8"> C</text:span><text:span text:style-name="T24">6</text:span><text:span text:style-name="T23">H</text:span><text:span text:style-name="T24">12</text:span><text:span text:style-name="T23">O</text:span><text:span text:style-name="T24">6</text:span><text:span text:style-name="T23"> + 6H</text:span><text:span text:style-name="T24">2</text:span><text:span text:style-name="T23">O</text:span></text:p>
      <text:p text:style-name="P10"/>
      <text:p text:style-name="P5"><text:span text:style-name="T10">Ke správnému vývoji potřebují rostliny nejen dostatek světla, ale hlavně to správné světelné spektrum. Při </text:span><text:span text:style-name="T14">indoor</text:span><text:span text:style-name="T10"> pěstování se používají různé druhy výbojek a světelných zdrojů, které vyzařují odlišné množství světla, zasahující do několika částí světelného spektra. Světelné spektrum obsahuje tzv. spektrální barvy, které odpovídají různým intervalům (vzdálenostem) vlnových délek. </text:span></text:p>
      <text:p text:style-name="P10"/>
      <text:p text:style-name="P33">Lidské oko je schopné vnímat vlnové délky ve vzdálenosti cca od 400 do 800 nm (nanometrů), přičemž nejlépe vnímá v rozsahu 500-650 nm. Pro rostliny je důležité tzv. fotosynteticky aktivní záření (FAR), které se pohybuje v rozmezí 400-700 nm. Rostliny vnímají intenzivněji právě ve vlnových délkách, na které je lidské oko málo citlivé.</text:p>
      <text:p text:style-name="P33">Fotosynteticky aktivní záření/radiace FAR (anglicky PAR – Photosynthetically Active Radiation) – světlo, které rostliny využívají k fotosyntéze. Zjednodušeně řečeno je to světlo, které rostliny vidí. Pohybuje se ve vlnových délkách 400-700 nm.</text:p>
      <text:p text:style-name="P11"><text:span text:style-name="T15">Ve svém projektu jsem použil tři druhy světelných zdrojů k osvětlení boxu o velikosti 0,25m x 0,35m x 0,35m. Velikost plochy, kterou osvětluji je 0,12 m</text:span><text:span text:style-name="T19">2</text:span><text:span text:style-name="T20">. </text:span></text:p>
      <text:p text:style-name="P11"><text:span text:style-name="T21">Zdroje světla jsou žlutý, červený a modrý LED pásek. Žlutý pásek o délce 1m se <text:s/>světelným tokem 2100 lm a příkonem 20 W. Červený pásek o délce 0,3m se světelným tokem 120 lm <text:s/>a příkonem 2W. Modrý pásek o délce 0,6m se světelným </text:span><text:span text:style-name="T21">tokem 240 lm/m a příkonem 4W. Pásky jsou zapojeny sériově v třech samostatných obvodech, jejich proud je 1,6A , 0,33A a 0,17A a jejich celkový odběr je tedy 2,1A.</text:span></text:p>
      <text:p text:style-name="P11"><text:span text:style-name="T21">I = I</text:span><text:span text:style-name="T22">1</text:span><text:span text:style-name="T21"> + I</text:span><text:span text:style-name="T22">2</text:span><text:span text:style-name="T21"> + I</text:span><text:span text:style-name="T22">3</text:span></text:p>
      <text:p text:style-name="P34">Ovládání jednotlivých obvodů je zajištěno třemi relé, jež ovládá jednotka Arduino. Samo Arduino je napájeno ze stejného zdroje jako LED pásky, jeho odběr je ale zanedbatelný (0,04A), proto ho ve výpočtech nezahrnuji.</text:p>
      <text:p text:style-name="P12"/>
      <text:list xml:id="list5700953285260257687" text:style-name="L7">
        <text:list-item>
          <text:list>
            <text:list-header>
              <text:p text:style-name="P22"/>
            </text:list-header>
            <text:list-item>
              <text:p text:style-name="P22">- Schéma</text:p>
            </text:list-item>
          </text:list>
        </text:list-item>
      </text:list>
      <text:p text:style-name="P8"/>
      <text:list xml:id="list33261396" text:continue-numbering="true" text:style-name="L7">
        <text:list-item>
          <text:list>
            <text:list-header>
              <text:p text:style-name="P30"/>
            </text:list-header>
          </text:list>
        </text:list-item>
      </text:list>
      <text:p text:style-name="P7"/>
      <text:p text:style-name="P7"/>
      <text:p text:style-name="P7"/>
      <text:p text:style-name="P7"/>
      <text:list xml:id="list9163391479241140999" text:style-name="L8">
        <text:list-item>
          <text:list>
            <text:list-item>
              <text:p text:style-name="P23">- Výkresy</text:p>
            </text:list-item>
          </text:list>
        </text:list-item>
      </text:list>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289416267235856528" text:style-name="L9">
        <text:list-item>
          <text:p text:style-name="P24">Realizace</text:p>
        </text:list-item>
      </text:list>
      <text:list xml:id="list2041988803269661906" text:style-name="L10">
        <text:list-item>
          <text:list>
            <text:list-item>
              <text:p text:style-name="P25">-Sestavení</text:p>
              <text:p text:style-name="P25"/>
            </text:list-item>
          </text:list>
        </text:list-item>
      </text:list>
      <text:p text:style-name="P8">Seznam komponentů:</text:p>
      <text:p text:style-name="P8">-LED pásky</text:p>
      <text:p text:style-name="P8">-Hliníkové pásky (chladiče)</text:p>
      <text:p text:style-name="P8">-Arduino Mega 2560</text:p>
      <text:p text:style-name="P8">-Relé</text:p>
      <text:p text:style-name="P8">-Box</text:p>
      <text:p text:style-name="P8">-Reflexní fólie</text:p>
      <text:p text:style-name="P8">-PC zdroj</text:p>
      <text:p text:style-name="P8">-Reflexní folie</text:p>
      <text:p text:style-name="P8">-Šroubky,matičky,vruty</text:p>
      <text:p text:style-name="P8">-Vodiče</text:p>
      <text:p text:style-name="P8">-Wago svorky</text:p>
      <text:p text:style-name="P8">-Smrošťovací bužírka</text:p>
      <text:p text:style-name="P8"/>
      <text:p text:style-name="P5"><text:span text:style-name="T8">Na začátku projektu bylo potřeba vybrat vhodný box ,ve kterém budu rostliny pěstovat. Rozhodnul jsem se pro plastový box o velikosti </text:span><text:span text:style-name="T15">0,25m x 0,37m x 0,37m. Plast se mi zdál jako ideální materiál, je velice lehký a nepodléhá téměř žádným vnějším vlivům. Na </text:span><text:soft-page-break/><text:span text:style-name="T15">vnitřní strany boxu jsem pomocí oboustranné lepící pásky přichytil reflexní folii. Ta zajištje odraz světla a brání tomu, aby stěny boxu pohlcovaly světlo, které na ně dopadá.</text:span></text:p>
      <text:p text:style-name="P5"><text:span text:style-name="T15">S takto připraveným boxem už bylo možné vrhnout se na výrobu světelného zdroje. Jako první jsem potřeboval víko, na kterém budou připevněny LED pásky. Víko jsem vyrobil z dřevěné desky o tloušťce 1cm, kterou jsem upravil na požadované rozměry a to tak, aby víko lehce přesahovalo přes kraje boxu. Za pužití cirkulárky jsem vyrobil čtvercové víko o délce strany 0,4m. S takto vyrobeným víkem jsem mohl přejít k připevnění LED pásků. Z 2m hliníkové lišt, která slouží jako chladič pro LED pásky jsem nařezal 6 kratších lišt. Čtyři boční o délce 30 cm a dvě prostřední o délce 35 cm. Na obou stranách asi 5 cm od okraje jsem vrtačkou vyvrtal otvory pro vruty, kterými se lišty měli přichtit k víku. Otvory jsem </text:span><text:span text:style-name="T18">zbrousil</text:span><text:span text:style-name="T15"> tak, aby hlavička vrutu nepřesahovala přes okraj a pásky tak mohly být přilepené k liště bez nerovností. Lišty jsem si na víku rozložil tak, aby vzdálenos mezi nimy byla stejná a to 6cm. Jestě před samotným přišroubováním jsem mezi lištu a víko vložil matku. Vznikl tak prostor mezi lištou a víkem, který napomáha lepšímu chlazení. Když byli lišty připevněné, mohl jsem konečně připevnit i LED pásky. Pásky jsem nastříhal v požadované délce a přilepil k hliníkovým lištám v poměru tři bíle LED pásky, dva modré a jeden červený. K páskmům bylo potřeba připájet vodiče, které jsem potom vytáhnul na druhou stranu víka. Spájel jsem dohromady plusové vodiče stejně barevných pásku a stejně tak i mínusové vodiče. Spoje jsem zaizoloval pomocí smrštovací bužírky. Dalším krokem bylo vytvořit si přívod k napájení. Ten sem vyrobyl z plastové destičky, kterou jsem v půlce natavil a zohnul, až vytvořila L. Na jedné straně jsem vyvrta dvě díry a do nich jsem zapustil dva vstupy pro banánky a druhou jsem vruty připevnil k výku. Vznikl mi tak přívod pro 12V. Pomocí wago svorek jsem spojil plusové vodiče s plusovým vstupem a mínusové vodiče s mínusovým vstupem a zapojení jsem otestoval. Jako zdroj jsem použil starý počítačový zdroj, který jsem velice jednoduše přetvořil v 12V DC zdroj. Pásky se rozsvítily bez zjevných problémů. Takto zapojené se ale nedali ovládat jednotlivé barvy. K tomu aby šli jednoduše ovládat potřeboval jsem relé, které by šlo programově ovládat. Jako ovládací jednotku jsem použil Arduino Mega2650. Arduino díky jeho jednoduché knostrukci a jednoduchému programovaní bylo pro tento projek ideální volbou. Arduino i relé spolu s několika dalšími moduly jsem objednal z internetového obchodu Amazon. Relé které jsem objednal bylo napájené 5V a dokázalo spínat až 10A. Použil jsem jedno relé pro každou jednotlivou barvu. Napajení pro tyto relé bylo možné přivést z Arduina, ale jelikož jsem měl v plánu na Arduinu připevnit LCD </text:span><text:span text:style-name="T25">Keypad Shield, který nakonec zabíral víc jak polovinu pinů, rozhodl jsem se, že pomocí stabilizátoru na 5V budu relé napájet z 12V vstupu. Z dvou keramických kondenzátorů 22pF , jednoho kondenzátoru 68 µF a stablizátoru 7805 jsem vyrobil potřebnou součástku. Stabilizátor jsem přišrouboval k hliníkové destičcek, která odvádí teplo a slouží jako chladič. Poté už jen stačilo zapojit plusové vodiče od LED pásků do relé a přivést napájení ze stablilizátoru a zdroje . Relé spolu s Arduinem jsem připevnil k víku několika vruty a spojil datový vástupy relé s piny na Arduinu. Celé zapojení jsem nakonec otestoval, nahrál jsem do Arduina testovací program ,který spínal jednotlivé relé. Zapojení fungovalu, vše se zdálo v pořádku a já mohl přejít k programovoání. </text:span></text:p>
      <text:p text:style-name="P5"><text:span text:style-name="T25"/></text:p>
      <text:p text:style-name="P5"><text:span text:style-name="T25"/></text:p>
      <text:p text:style-name="P32"><text:s text:c="3"/></text:p>
      <text:p text:style-name="P5"><text:span text:style-name="T15"><text:s text:c="9"/></text:span><text:span text:style-name="T8"><text:s text:c="2"/></text:span></text:p>
      <text:p text:style-name="P8"><text:soft-page-break/></text:p>
      <text:p text:style-name="P8"/>
      <text:p text:style-name="P8"/>
      <text:p text:style-name="P8"/>
      <text:list xml:id="list986776003424200660" text:style-name="L11">
        <text:list-item>
          <text:list>
            <text:list-item>
              <text:p text:style-name="P26">– Výsledky</text:p>
              <text:p text:style-name="P26"/>
            </text:list-item>
          </text:list>
        </text:list-item>
      </text:list>
      <text:list xml:id="list8104054742243475956" text:style-name="L12">
        <text:list-item>
          <text:list>
            <text:list-item>
              <text:p text:style-name="P27">- <text:s/>Návrh na vylepšení</text:p>
              <text:p text:style-name="P27"/>
            </text:list-item>
          </text:list>
        </text:list-item>
      </text:list>
      <text:list xml:id="list3199035764804980487" text:style-name="L13">
        <text:list-item>
          <text:p text:style-name="P28">Závěr</text:p>
          <text:p text:style-name="P2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cs" fo:country="CZ" style:font-size-asian="11pt" style:language-asian="zh" style:country-asian="CN" style:font-size-complex="10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cs" fo:country="CZ" style:font-name-asian="SimSun" style:font-size-asian="11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list-style-name=""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0cm" fo:border-left="none" fo:border-right="none" fo:border-top="none" fo:border-bottom="0.035cm solid #4f81bd"/>
      <style:text-properties fo:color="#17365d" style:font-name="Cambria" fo:font-size="26pt" fo:letter-spacing="0.009cm"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26cm" fo:font-style="italic" style:font-size-asian="12pt" style:font-style-asian="italic" style:font-size-complex="12pt" style:font-style-complex="italic"/>
    </style:style>
    <style:style style:name="Quote" style:family="paragraph" style:parent-style-name="Standard" style:default-outline-level="" style:list-style-name="">
      <style:text-properties fo:color="#00000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0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Endnote_20_text" style:display-name="End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Plain_20_Text" style:display-name="Plain Text" style:family="paragraph" style:parent-style-name="Standard" style:default-outline-level="" style:list-style-name="">
      <style:paragraph-properties fo:margin-top="0cm" fo:margin-bottom="0cm" fo:line-height="100%"/>
      <style:text-properties style:font-name="Courier New" fo:font-size="10.5pt" style:font-size-asian="10.5pt" style:font-name-complex="Courier New1" style:font-size-complex="10.5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Heading_20_6_20_Char" style:display-name="Heading 6 Char" style:family="text" style:parent-style-name="Default_20_Paragraph_20_Font">
      <style:text-properties fo:color="#243f60" style:font-name="Cambria" fo:font-style="italic" style:font-style-asian="italic"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size-asian="10pt"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Title_20_Char" style:display-name="Title Char" style:family="text" style:parent-style-name="Default_20_Paragraph_20_Font">
      <style:text-properties fo:color="#17365d" style:font-name="Cambria" fo:font-size="26pt" fo:letter-spacing="0.009cm" style:font-size-asian="26pt" style:font-size-complex="26pt"/>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in_20_Text_20_Char" style:display-name="Plain Text Char" style:family="text" style:parent-style-name="Default_20_Paragraph_20_Font">
      <style:text-properties style:font-name="Courier New" fo:font-size="10.5pt" style:font-size-asian="10.5pt" style:font-name-complex="Courier New1" style:font-size-complex="10.5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1.90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meta:initial-creator>
    <meta:generator>OpenOffice/4.1.3$Win32 OpenOffice.org_project/413m1$Build-9783</meta:generator>
    <dc:date>2018-03-27T13:05:24.13</dc:date>
    <meta:editing-duration>PT7H20M37S</meta:editing-duration>
    <meta:editing-cycles>4</meta:editing-cycles>
    <meta:document-statistic meta:table-count="0" meta:image-count="0" meta:object-count="0" meta:page-count="10" meta:paragraph-count="74" meta:word-count="2088" meta:character-count="13569"/>
    <meta:user-defined meta:name="AppVersion">14.000</meta:user-defined>
    <meta:template xlink:type="simple" xlink:actuate="onRequest" xlink:title="Normal.dotm" xlink:href=""/>
  </office:meta>
</office:document-meta>
</file>